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100000027EBB6AACC003EF5F1.png" manifest:media-type="image/png"/>
  <manifest:file-entry manifest:full-path="Pictures/100000000000011B000000CB8ADC625868F33AB1.png" manifest:media-type="image/png"/>
  <manifest:file-entry manifest:full-path="Pictures/100000000000007000000030287AD05965A81FB8.png" manifest:media-type="image/png"/>
  <manifest:file-entry manifest:full-path="Pictures/100000000000009F00000027D32FDA619771B372.png" manifest:media-type="image/png"/>
  <manifest:file-entry manifest:full-path="Pictures/10000000000003EB0000038C8018EB3F565CD20D.png" manifest:media-type="image/png"/>
  <manifest:file-entry manifest:full-path="Pictures/100000000000047500000104C288CAD02A4ECAAB.png" manifest:media-type="image/png"/>
  <manifest:file-entry manifest:full-path="Pictures/10000000000004770000012F48D1975CB3C60A08.png" manifest:media-type="image/png"/>
  <manifest:file-entry manifest:full-path="Pictures/100000000000046A0000006B365F241903E2A862.png" manifest:media-type="image/png"/>
  <manifest:file-entry manifest:full-path="Pictures/1000000000000470000001151D84FD0EF9F574A2.png" manifest:media-type="image/png"/>
  <manifest:file-entry manifest:full-path="Pictures/1000000000000478000000B75CFB1503C2CBCABB.png" manifest:media-type="image/png"/>
  <manifest:file-entry manifest:full-path="Pictures/10000000000004700000006DC09EF20AE547A07A.png" manifest:media-type="image/png"/>
  <manifest:file-entry manifest:full-path="Pictures/100000000000013D00000031FCFD833468C7DB16.png" manifest:media-type="image/png"/>
  <manifest:file-entry manifest:full-path="Pictures/1000000000000471000001DAD57DEDDC8D959D59.png" manifest:media-type="image/png"/>
  <manifest:file-entry manifest:full-path="Pictures/100000000000016B0000005AAE49FBE8E045D708.png" manifest:media-type="image/png"/>
  <manifest:file-entry manifest:full-path="Pictures/10000000000000EE0000008544BE78B8389FFD1A.png" manifest:media-type="image/png"/>
  <manifest:file-entry manifest:full-path="Pictures/100000000000047B00000199ACEF14BEFBD1A827.png" manifest:media-type="image/png"/>
  <manifest:file-entry manifest:full-path="Pictures/100000000000014700000098D6E8761124C461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35dc" officeooo:paragraph-rsid="001435dc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44233" officeooo:paragraph-rsid="0014423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4233" officeooo:paragraph-rsid="00144233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нергия. Работа</text:p>
      <text:p text:style-name="P1"/>
      <text:p text:style-name="P1"><draw:frame draw:style-name="fr3" draw:name="Image1" text:anchor-type="char" svg:width="17cm" svg:height="15.39cm" draw:z-index="0"><draw:image xlink:href="Pictures/10000000000003EB0000038C8018EB3F565CD20D.png" xlink:type="simple" xlink:show="embed" xlink:actuate="onLoad" loext:mime-type="image/png"/></draw:frame></text:p>
      <text:p text:style-name="P1"><draw:frame draw:style-name="fr2" draw:name="Image2" text:anchor-type="char" svg:width="17cm" svg:height="3.872cm" draw:z-index="1"><draw:image xlink:href="Pictures/100000000000047500000104C288CAD02A4ECAAB.png" xlink:type="simple" xlink:show="embed" xlink:actuate="onLoad" loext:mime-type="image/png"/></draw:frame><draw:frame draw:style-name="fr1" draw:name="Image3" text:anchor-type="char" svg:x="0cm" svg:y="3.672cm" svg:width="17cm" svg:height="4.505cm" draw:z-index="2"><draw:image xlink:href="Pictures/10000000000004770000012F48D1975CB3C60A08.png" xlink:type="simple" xlink:show="embed" xlink:actuate="onLoad" loext:mime-type="image/png"/></draw:frame></text:p>
      <text:p text:style-name="P1"/>
      <text:p text:style-name="P1"><draw:frame draw:style-name="fr1" draw:name="Image4" text:anchor-type="char" svg:x="-0.053cm" svg:y="-0.7cm" svg:width="17cm" svg:height="6.061cm" draw:z-index="3"><draw:image xlink:href="Pictures/100000000000047B00000199ACEF14BEFBD1A827.png" xlink:type="simple" xlink:show="embed" xlink:actuate="onLoad" loext:mime-type="image/png"/></draw:frame><draw:frame draw:style-name="fr1" draw:name="Image5" text:anchor-type="char" svg:x="-0.053cm" svg:y="5.226cm" svg:width="17cm" svg:height="4.143cm" draw:z-index="4"><draw:image xlink:href="Pictures/1000000000000470000001151D84FD0EF9F574A2.png" xlink:type="simple" xlink:show="embed" xlink:actuate="onLoad" loext:mime-type="image/png"/></draw:frame><draw:frame draw:style-name="fr1" draw:name="Image6" text:anchor-type="char" svg:x="-0.053cm" svg:y="9.368cm" svg:width="17cm" svg:height="2.718cm" draw:z-index="5"><draw:image xlink:href="Pictures/1000000000000478000000B75CFB1503C2CBCABB.png" xlink:type="simple" xlink:show="embed" xlink:actuate="onLoad" loext:mime-type="image/png"/></draw:frame><draw:frame draw:style-name="fr1" draw:name="Image7" text:anchor-type="char" svg:x="-0.053cm" svg:y="12.084cm" svg:width="17cm" svg:height="1.63cm" draw:z-index="6"><draw:image xlink:href="Pictures/10000000000004700000006DC09EF20AE547A07A.png" xlink:type="simple" xlink:show="embed" xlink:actuate="onLoad" loext:mime-type="image/png"/></draw:frame><draw:frame draw:style-name="fr1" draw:name="Image8" text:anchor-type="char" svg:x="-0.053cm" svg:y="13.712cm" svg:width="17cm" svg:height="1.609cm" draw:z-index="7"><draw:image xlink:href="Pictures/100000000000046A0000006B365F241903E2A862.png" xlink:type="simple" xlink:show="embed" xlink:actuate="onLoad" loext:mime-type="image/png"/></draw:frame><draw:frame draw:style-name="fr1" draw:name="Image16" text:anchor-type="char" svg:x="-0.053cm" svg:y="15.319cm" svg:width="17cm" svg:height="7.086cm" draw:z-index="15"><draw:image xlink:href="Pictures/1000000000000471000001DAD57DEDDC8D959D5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text:soft-page-break/>Ответы</text:p>
      <text:p text:style-name="P2"><draw:frame draw:style-name="fr1" draw:name="Image9" text:anchor-type="char" svg:x="0.346cm" svg:y="0.344cm" svg:width="5.251cm" svg:height="1.302cm" draw:z-index="8"><draw:image xlink:href="Pictures/100000000000016B0000005AAE49FBE8E045D708.png" xlink:type="simple" xlink:show="embed" xlink:actuate="onLoad" loext:mime-type="image/png"/></draw:frame></text:p>
      <text:p text:style-name="P3"/>
      <text:p text:style-name="P1"><draw:frame draw:style-name="fr1" draw:name="Image10" text:anchor-type="char" svg:x="0.346cm" svg:y="0.427cm" svg:width="3.879cm" svg:height="2.166cm" draw:z-index="9"><draw:image xlink:href="Pictures/10000000000000EE0000008544BE78B8389FFD1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1" text:anchor-type="char" svg:x="0.346cm" svg:y="0.157cm" svg:width="5.119cm" svg:height="0.792cm" draw:z-index="10"><draw:image xlink:href="Pictures/100000000000013D00000031FCFD833468C7DB16.png" xlink:type="simple" xlink:show="embed" xlink:actuate="onLoad" loext:mime-type="image/png"/></draw:frame></text:p>
      <text:p text:style-name="P1"><draw:frame draw:style-name="fr1" draw:name="Image12" text:anchor-type="char" svg:x="0.346cm" svg:y="0.339cm" svg:width="5.278cm" svg:height="2.454cm" draw:z-index="11"><draw:image xlink:href="Pictures/100000000000014700000098D6E8761124C46179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3" text:anchor-type="char" svg:x="0.404cm" svg:y="0.489cm" svg:width="2.946cm" svg:height="0.723cm" draw:z-index="12"><draw:image xlink:href="Pictures/100000000000009F00000027D32FDA619771B372.png" xlink:type="simple" xlink:show="embed" xlink:actuate="onLoad" loext:mime-type="image/png"/></draw:frame></text:p>
      <text:p text:style-name="P1"><draw:frame draw:style-name="fr1" draw:name="Image14" text:anchor-type="char" svg:x="0.404cm" svg:y="0.601cm" svg:width="2.09cm" svg:height="0.896cm" draw:z-index="13"><draw:image xlink:href="Pictures/100000000000007000000030287AD05965A81FB8.png" xlink:type="simple" xlink:show="embed" xlink:actuate="onLoad" loext:mime-type="image/png"/></draw:frame></text:p>
      <text:p text:style-name="P1"/>
      <text:p text:style-name="P1"><draw:frame draw:style-name="fr1" draw:name="Image15" text:anchor-type="char" svg:x="0.404cm" svg:y="0.279cm" svg:width="1.415cm" svg:height="0.683cm" draw:z-index="14"><draw:image xlink:href="Pictures/100000000000005100000027EBB6AACC003EF5F1.png" xlink:type="simple" xlink:show="embed" xlink:actuate="onLoad" loext:mime-type="image/png"/></draw:frame></text:p>
      <text:p text:style-name="P1"><draw:frame draw:style-name="fr1" draw:name="Image17" text:anchor-type="char" svg:x="0.517cm" svg:y="0.351cm" svg:width="5.119cm" svg:height="3.672cm" draw:z-index="16"><draw:image xlink:href="Pictures/100000000000011B000000CB8ADC625868F33A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4:23:06.235612073</meta:creation-date>
    <dc:date>2022-07-02T14:44:17.123279550</dc:date>
    <meta:editing-duration>PT39S</meta:editing-duration>
    <meta:editing-cycles>1</meta:editing-cycles>
    <meta:document-statistic meta:table-count="0" meta:image-count="17" meta:object-count="0" meta:page-count="3" meta:paragraph-count="2" meta:word-count="3" meta:character-count="21" meta:non-whitespace-character-count="20"/>
    <meta:generator>LibreOffice/6.4.7.2$Linux_X86_64 LibreOffice_project/40$Build-2</meta:generator>
  </office:meta>
</office:document-meta>
</file>